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2800003521D8B869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font-name-asian="MS Mincho" style:font-name-complex="Tahoma"/>
    </style:style>
    <style:style style:name="P2" style:family="paragraph" style:parent-style-name="Heading_20_2">
      <style:paragraph-properties fo:keep-with-next="always"/>
    </style:style>
    <style:style style:name="P3" style:family="paragraph" style:parent-style-name="Heading_20_3">
      <style:paragraph-properties fo:keep-with-next="always"/>
    </style:style>
    <style:style style:name="P4" style:family="paragraph" style:parent-style-name="Heading_20_4">
      <style:paragraph-properties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MS Mincho" style:font-name-complex="Tahoma"/>
    </style:style>
    <style:style style:name="T4" style:family="text">
      <style:text-properties style:font-name="Arial" style:font-name-asian="DejaVu Sans" style:font-name-complex="DejaVu Sans"/>
    </style:style>
    <style:style style:name="T5" style:family="text">
      <style:text-properties style:font-name-asian="MS Mincho"/>
    </style:style>
    <style:style style:name="T6" style:family="text">
      <style:text-properties style:font-name-complex="Tahom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urse rostering competition 2010: Geoffrey De Smet</text:h>
      <text:h text:style-name="Heading_20_2" text:outline-level="2">Introduction</text:h>
      <text:p text:style-name="Text_20_body">I am the creator of the Drools Planner framework. With Drools Planner, I created this nurse rostering competition implementation for all 3 tracks.</text:p>
      <text:p text:style-name="Text_20_body">For an official benchmark, use Linux (preferably Fedora or Ubuntu).</text:p>
      <text:h text:style-name="Heading_20_2" text:outline-level="2">Installation instructions</text:h>
      <text:h text:style-name="Heading_20_3" text:outline-level="3">1) Install JDK 6</text:h>
      <text:p text:style-name="Text_20_body">Install Sun's Java SE Development Kit 6 Update 20 (or higher). On Linux, you can get it from the repositories. On Windows, you can download it from:</text:p>
      <text:p text:style-name="Text_20_body"><text:a xlink:type="simple" xlink:href="http://java.sun.com/javase/downloads/index.jspb">http://java.sun.com/javase/downloads/index.jsp</text:a> (JDK 6 Update 20)</text:p>
      <text:p text:style-name="Text_20_body"><text:span text:style-name="T1">Do not install the JDK into a directory with spaces.</text:span> Directory with spaces cannot be handled by the run scripts. The JDK installation will also install the latest JRE.</text:p>
      <text:p text:style-name="Text_20_body">The JRE alone (a normal java runtime) doesn't suffice, because it doesn't the support the -server flag for higher optimization (slower initialization, more memory hungry but a 50% performance gain).</text:p>
      <text:p text:style-name="Text_20_body">JDK 5 doesn't suffice, because JDK 6 has a 30% performance gain.</text:p>
      <text:h text:style-name="P3" text:outline-level="3"><text:span text:style-name="T3">2) Set JAVA_HOME environment variable</text:span></text:h>
      <text:h text:style-name="P4" text:outline-level="4">Linux</text:h>
      <text:p text:style-name="Text_20_body">Export an environment variable to the path of the JDK installation directory, for example:</text:p>
      <text:p text:style-name="Preformatted_20_Text"><text:span text:style-name="Source_20_Text">export JAVA_HOME=/usr/lib/jvm/java-6-sun</text:span> </text:p>
      <text:p text:style-name="Text_20_body">Use Sun's JDK 6 on Linux. Do not use OpenJDK 6 (usually the default JDK on linux). Only starting from version 7, OpenJDK will be on par with the Sun JDK. You can check the JDK implementation by doing:</text:p>
      <text:p text:style-name="Preformatted_20_Text">$ java -version<text:line-break/>java version "1.6.0_20"<text:line-break/>Java(TM) SE Runtime Environment (build 1.6.0_20-b02)<text:line-break/>Java HotSpot(TM) Server VM (build 16.3-b01, mixed mode)</text:p>
      <text:h text:style-name="Heading_20_4" text:outline-level="4">Windows XP</text:h>
      <text:p text:style-name="Text_20_body">Open menu <text:span text:style-name="T1">Control panel</text:span>, menu item <text:span text:style-name="T1">System properties</text:span>, tab <text:span text:style-name="T1">Advanced</text:span>, button <text:span text:style-name="T1">Environment variables</text:span>, button <text:span text:style-name="T1">New</text:span> and add a variable with the name <text:span text:style-name="T1">JAVA_HOME</text:span> and the value of the path to the JDK installation directory. For example:</text:p>
      <text:p text:style-name="Text_20_body"><draw:frame draw:style-name="fr1" draw:name="Afbeeldingen1" text:anchor-type="paragraph" svg:width="15.401cm" svg:height="13.601cm" draw:z-index="0"><draw:image xlink:href="Pictures/2000000700003C2800003521D8B86914.svm" xlink:type="simple" xlink:show="embed" xlink:actuate="onLoad"/></draw:frame><text:soft-page-break/></text:p>
      <text:h text:style-name="P3" text:outline-level="3">3) On windows only: install C<text:span text:style-name="T3">ygwin</text:span></text:h>
      <text:p text:style-name="P1">Download and install Cygwin (a linux emulator) from:</text:p>
      <text:p text:style-name="Text_20_body"><text:a xlink:type="simple" xlink:href="http://www.cygwin.com/"><text:span text:style-name="T3">http://www.cygwin.com/</text:span></text:a></text:p>
      <text:p text:style-name="P1">Alternatively, you can probably easily transform the .sh scripts into .bat scripts.</text:p>
      <text:h text:style-name="Heading_20_2" text:outline-level="2">Running <text:span text:style-name="T3">the solver</text:span></text:h>
      <text:h text:style-name="Heading_20_3" text:outline-level="3">Adding or removing input files</text:h>
      <text:p text:style-name="Text_20_body">You can add or remove competition files under the directory:</text:p>
      <text:p text:style-name="Preformatted_20_Text">&lt;zip_directory&gt;/input</text:p>
      <text:p text:style-name="Text_20_body">Important note: your competition files should either start with the prefix <text:span text:style-name="Source_20_Text">sprint</text:span>, <text:span text:style-name="Source_20_Text">medium</text:span> or <text:span text:style-name="Source_20_Text">long</text:span> because otherwise they will be ignored.</text:p>
      <text:p text:style-name="Text_20_body">After running the solver you will find the XML output files under the directory:</text:p>
      <text:p text:style-name="Preformatted_20_Text">&lt;zip_directory&gt;/output</text:p>
      <text:h text:style-name="Heading_20_3" text:outline-level="3">Running the solver<text:span text:style-name="T3"> from command line</text:span></text:h>
      <text:p text:style-name="Text_20_body">Open the command shell (either linux shell or cygwin shell) and navigate to the directory where you unzipped the zip file (&lt;zip_directory&gt;). Make sure that that directory doesn't contain any spaces.</text:p>
      <text:p text:style-name="Text_20_body">Run the script <text:span text:style-name="Source_20_Text">nurseRosteringSprint.sh</text:span>, <text:span text:style-name="Source_20_Text">nurseRosteringMedium.sh</text:span> or <text:span text:style-name="Source_20_Text">nurseRosteringLong.sh</text:span> and optionally supply an argument with the maximum seconds <text:soft-page-break/>spend per solution. For example if the benchmarking machine has 10 seconds to spend:</text:p>
      <text:p text:style-name="Preformatted_20_Text">./nurseRosteringSprint.sh 10</text:p>
      <text:p text:style-name="Text_20_body">Each track has it's own script:</text:p>
      <text:p text:style-name="Preformatted_20_Text">./nurseRosteringMedium.sh 600</text:p>
      <text:p text:style-name="Preformatted_20_Text">./nurseRosteringLong.sh 36000</text:p>
      <text:p text:style-name="Text_20_body">Run this command only from the directory in which the script is located.</text:p>
      <text:p text:style-name="Text_20_body"/>
      <text:h text:style-name="P2" text:outline-level="2">Drools Planner <text:span text:style-name="T4">information</text:span></text:h>
      <text:h text:style-name="P3" text:outline-level="3"><text:span text:style-name="T4">Drools Planner website</text:span></text:h>
      <text:p text:style-name="Text_20_body">The Drools Planner website is:</text:p>
      <text:p text:style-name="Text_20_body"><text:a xlink:type="simple" xlink:href="http://www.jboss.org/drools/drools-planner.html">http://www.jboss.org/drools/drools-planner.html</text:a></text:p>
      <text:h text:style-name="P3" text:outline-level="3">Building <text:span text:style-name="T4">from</text:span> source</text:h>
      <text:p text:style-name="Text_20_body">The latest manual contains information on how to build from source. It is usually available at:</text:p>
      <text:p text:style-name="Text_20_body"><text:a xlink:type="simple" xlink:href="https://hudson.jboss.org/hudson/job/drools/lastSuccessfulBuild/artifact/trunk/target/docs/drools-planner/html_single/index.html">https://hudson.jboss.org/hudson/job/drools/lastSuccessfulBuild/artifact/trunk/target/docs/drools-planner/html_single/index.html</text:a></text:p>
      <text:p text:style-name="Text_20_body">This allows you to play around with the solver configuration and maybe even find better and faster configu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 fo:padding="0.101cm" fo:border="0.018cm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page-number="auto" fo:padding="0cm" fo:border-left="none" fo:border-right="none" fo:border-top="none" fo:border-bottom="0.002cm solid #000000" style:shadow="none"/>
      <style:text-properties fo:font-size="11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font-size="105%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cm" fo:margin-bottom="0.101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0.6cm" fo:margin-right="0cm" fo:margin-top="0cm" fo:margin-bottom="0.199cm" fo:text-indent="0c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ffrey </meta:initial-creator>
    <meta:creation-date>2010-06-13T20:12:49</meta:creation-date>
    <dc:date>2010-06-13T20:46:47</dc:date>
    <dc:creator>Geoffrey </dc:creator>
    <meta:editing-duration>PT00H33M58S</meta:editing-duration>
    <meta:editing-cycles>14</meta:editing-cycles>
    <meta:generator>OpenOffice.org/3.1$Linux OpenOffice.org_project/310m19$Build-9420</meta:generator>
    <meta:document-statistic meta:table-count="0" meta:image-count="1" meta:object-count="0" meta:page-count="3" meta:paragraph-count="46" meta:word-count="493" meta:character-count="3408"/>
  </office:meta>
</office:document-meta>
</file>